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ext_20_body">
      <style:paragraph-properties fo:text-align="center" style:justify-single-word="false"/>
      <style:text-properties officeooo:rsid="001bb999" officeooo:paragraph-rsid="001bb999"/>
    </style:style>
    <style:style style:name="P3" style:family="paragraph" style:parent-style-name="Title">
      <style:text-properties officeooo:rsid="001bb999" officeooo:paragraph-rsid="001bb999"/>
    </style:style>
    <style:style style:name="P4" style:family="paragraph" style:parent-style-name="Text_20_body" style:list-style-name="L1">
      <style:text-properties officeooo:paragraph-rsid="001eaaa8"/>
    </style:style>
    <style:style style:name="P5" style:family="paragraph" style:parent-style-name="Text_20_body" style:list-style-name="L1">
      <style:text-properties officeooo:rsid="001d28e3" officeooo:paragraph-rsid="001d28e3"/>
    </style:style>
    <style:style style:name="P6" style:family="paragraph" style:parent-style-name="Text_20_body" style:list-style-name="L2">
      <style:text-properties officeooo:rsid="001d28e3" officeooo:paragraph-rsid="001d28e3"/>
    </style:style>
    <style:style style:name="P7" style:family="paragraph" style:parent-style-name="Text_20_body" style:list-style-name="L2">
      <style:text-properties officeooo:rsid="001bb999" officeooo:paragraph-rsid="001bb999"/>
    </style:style>
    <style:style style:name="P8" style:family="paragraph" style:parent-style-name="Text_20_body" style:list-style-name="L1">
      <style:text-properties officeooo:rsid="001d28e3" officeooo:paragraph-rsid="001d28e3" fo:background-color="#ffff00"/>
    </style:style>
    <style:style style:name="T1" style:family="text">
      <style:text-properties fo:background-color="#ffff00" loext:char-shading-value="0"/>
    </style:style>
    <style:style style:name="T2" style:family="text">
      <style:text-properties officeooo:rsid="002001f5" fo:background-color="#ffff00" loext:char-shading-value="0"/>
    </style:style>
    <style:style style:name="T3" style:family="text">
      <style:text-properties officeooo:rsid="002001f5" fo:background-color="#ffff00" loext:char-shading-value="0"/>
    </style:style>
    <style:style style:name="T4" style:family="text">
      <style:text-properties officeooo:rsid="001d28e3"/>
    </style:style>
    <style:style style:name="T5" style:family="text">
      <style:text-properties officeooo:rsid="001eaaa8"/>
    </style:style>
    <style:style style:name="T6" style:family="text">
      <style:text-properties officeooo:rsid="002001f5"/>
    </style:style>
    <style:style style:name="T7" style:family="text">
      <style:text-properties officeooo:rsid="002001f5"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ating systems – Task 2</text:p>
      <text:p text:style-name="P1">Threads &amp; Processes</text:p>
      <text:p text:style-name="P2">Ingebrigt Hovind</text:p>
      <text:h text:style-name="Heading_20_1" text:outline-level="1">1 <text:s/>Processes and threads</text:h>
      <text:list xml:id="list2450183806" text:style-name="L1">
        <text:list-item>
          <text:p text:style-name="P4"><text:span text:style-name="T5">A process is made up of one or more threads. A thread is a single execution sequence executed sequentially. </text:span><text:span text:style-name="T7">A process is a program in execution with its own PCB (forklar). </text:span><text:span text:style-name="T3">A thread is a segment of this process, inheriting parts of its PCB, such as …., while creating its own TCB, containg its own …. </text:span></text:p>
        </text:list-item>
        <text:list-item>
          <text:p text:style-name="P8">hm</text:p>
        </text:list-item>
        <text:list-item>
          <text:p text:style-name="P5">hm</text:p>
        </text:list-item>
        <text:list-item>
          <text:p text:style-name="P5">Cooperative threading means that the thread itself decides when to yield the processor and allow it to work on other threads, this allows the thread to potentially hog the processor, slowing the system down significantly. Preemptive threading means that the kernel decides when to yield a thread, so that no single thread can keep the processor busy for an inordinate amount of time. A context switch is required because….</text:p>
        </text:list-item>
      </text:list>
      <text:h text:style-name="Heading_20_1" text:outline-level="1">2 <text:s/>C program with POSIX threads</text:h>
      <text:list xml:id="list146888138" text:style-name="L2">
        <text:list-item>
          <text:p text:style-name="P7">The go function is executed when the code runs, as the thread is created with a pointer to this function as a parameter. <text:span text:style-name="T1">What the go function does is…..</text:span></text:p>
        </text:list-item>
        <text:list-item>
          <text:p text:style-name="P7">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7">The maximum number of threads that could be active when thread 8 prints “hello” would be 11, as the program creates ten threads, which in addition to the original thread of the program makes 11. Due to the scheduling of the threads not following a set order, <text:span text:style-name="T4">the program could create all the threads, then thread <text:s/>could print “hello” before an of the threads 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6">Hmm</text:p>
        </text:list-item>
        <text:list-item>
          <text:p text:style-name="P6">This would make thread 5 sleep for 2 seconds, essentially guaranteeing that thread 5 would be the last thread to exit, however the printing of “hello” would still be in an arbitrary ord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6T10:42:27.002461352</dc:date>
    <meta:editing-duration>PT16M57S</meta:editing-duration>
    <meta:editing-cycles>2</meta:editing-cycles>
    <meta:generator>LibreOffice/6.4.6.2$Linux_X86_64 LibreOffice_project/40$Build-2</meta:generator>
    <meta:document-statistic meta:table-count="0" meta:image-count="0" meta:object-count="0" meta:page-count="1" meta:paragraph-count="14" meta:word-count="375" meta:character-count="2078" meta:non-whitespace-character-count="1720"/>
  </office:meta>
</office:document-meta>
</file>